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c1f3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T4" style:family="text">
      <style:text-properties officeooo:rsid="001e8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7942194441359884801" text:style-name="L1">
        <text:list-item>
          <text:p text:style-name="P4">George is riding his bicycle to the east at 10 m/s. <text:s/><text:span text:style-name="T4">Th</text:span>e<text:span text:style-name="T4">re i</text:span>s a car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4923070905602" text:continue-numbering="true" text:style-name="L1">
        <text:list-item>
          <text:p text:style-name="P4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4924077728215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04924315962245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492276182795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04924043510769" text:continue-numbering="true" text:style-name="L1">
        <text:list-item>
          <text:list>
            <text:list-item>
              <text:p text:style-name="P4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4923757756780" text:continue-numbering="true" text:style-name="L1">
        <text:list-item>
          <text:p text:style-name="P4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04924177763599" text:continue-numbering="true" text:style-name="L1">
        <text:list-item>
          <text:p text:style-name="P4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04924710276135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04922769703550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04924300587812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104923440754450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4924287392460" text:continue-numbering="true" text:style-name="L1">
        <text:list-item>
          <text:p text:style-name="P6">Salma is swimming 40m west of the shore when she sees a shark 84 m west of her. <text:s/>She attempts to swim to the shore at a speed of 4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04923114642579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10-19T10:49:22.549113831" text:date-adjust="PT24H00M00S">10/2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T48S</meta:editing-duration>
    <meta:editing-cycles>6</meta:editing-cycles>
    <meta:generator>LibreOffice/5.2.7.2$Linux_X86_64 LibreOffice_project/20$Build-2</meta:generator>
    <meta:initial-creator>Jonas Williamson</meta:initial-creator>
    <dc:date>2016-08-31T15:40:49.109622848</dc:date>
    <meta:print-date>2017-10-19T10:49:20.584036978</meta:print-date>
    <meta:document-statistic meta:table-count="0" meta:image-count="2" meta:object-count="0" meta:page-count="2" meta:paragraph-count="19" meta:word-count="420" meta:character-count="2092" meta:non-whitespace-character-count="1654"/>
  </office:meta>
</office:document-meta>
</file>